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3cm" svg:x="2.7cm" svg:y="2.7cm">
          <text:p text:style-name="P1">S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cm" svg:height="3cm" svg:x="2.7cm" svg:y="6.8cm">
          <text:p text:style-name="P1">S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cm" svg:height="3cm" svg:x="2.7cm" svg:y="10.9cm">
          <text:p text:style-name="P1">S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4.2cm" svg:y1="5.7cm" svg:x2="4.2cm" svg:y2="6.8cm" draw:start-shape="id1" draw:start-glue-point="8" draw:end-shape="id2" draw:end-glue-point="4" svg:d="m4200 5700v1100">
          <text:p/>
        </draw:connector>
        <draw:connector draw:style-name="gr2" draw:text-style-name="P1" draw:layer="layout" draw:type="curve" svg:x1="4.2cm" svg:y1="9.8cm" svg:x2="4.2cm" svg:y2="10.9cm" draw:start-shape="id2" draw:start-glue-point="8" draw:end-shape="id3" draw:end-glue-point="4" svg:d="m4200 9800v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4cm" fo:page-height="1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Soria Nieto</meta:initial-creator>
    <meta:creation-date>2014-05-31T16:49:53.29</meta:creation-date>
    <dc:date>2014-05-31T17:40:43.46</dc:date>
    <dc:creator>Sergio Soria Nieto</dc:creator>
    <meta:editing-duration>PT50M50S</meta:editing-duration>
    <meta:editing-cycles>4</meta:editing-cycles>
    <meta:generator>OpenOffice/4.0.1$Win32 OpenOffice.org_project/401m5$Build-9714</meta:generator>
    <meta:document-statistic meta:object-count="5"/>
  </office:meta>
</office:document-meta>
</file>